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13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F per leg</text:p>
          </table:table-cell>
          <table:table-cell table:style-name="ce1" office:value-type="string" calcext:value-type="string">
            <text:p>Number of legs</text:p>
          </table:table-cell>
          <table:table-cell table:style-name="ce1" office:value-type="string" calcext:value-type="string">
            <text:p>Balancing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Rof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projectbiped.com/prototypes/rof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b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projectbiped.com/prototypes/fob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m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hingiverse.com/thing:12657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al Quadrap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kno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hingiverse.com/thing:652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yepo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hingiverse.com/thing:283030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8-03-21T19:36:50.383990503</meta:creation-date>
    <dc:date>2018-03-21T19:48:07.064582967</dc:date>
    <dc:creator>chris </dc:creator>
    <meta:editing-duration>PT11M14S</meta:editing-duration>
    <meta:editing-cycles>5</meta:editing-cycles>
    <meta:generator>LibreOffice/6.0.1.1$Linux_X86_64 LibreOffice_project/00m0$Build-1</meta:generator>
    <meta:document-statistic meta:table-count="1" meta:cell-count="36" meta:object-count="0"/>
  </office:meta>
</office:document-meta>
</file>